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245.71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238.76pt"/>
    </style:style>
    <style:style style:name="co5" style:family="table-column">
      <style:table-column-properties fo:break-before="auto" style:column-width="241.09pt"/>
    </style:style>
    <style:style style:name="co6" style:family="table-column">
      <style:table-column-properties fo:break-before="auto" style:column-width="410.14pt"/>
    </style:style>
    <style:style style:name="co7" style:family="table-column">
      <style:table-column-properties fo:break-before="auto" style:column-width="233.35pt"/>
    </style:style>
    <style:style style:name="co8" style:family="table-column">
      <style:table-column-properties fo:break-before="auto" style:column-width="214.84pt"/>
    </style:style>
    <style:style style:name="co9" style:family="table-column">
      <style:table-column-properties fo:break-before="auto" style:column-width="128.35pt"/>
    </style:style>
    <style:style style:name="co10" style:family="table-column">
      <style:table-column-properties fo:break-before="auto" style:column-width="187.8pt"/>
    </style:style>
    <style:style style:name="co11" style:family="table-column">
      <style:table-column-properties fo:break-before="auto" style:column-width="177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/>
      <table:table table:name="f9942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a_takes_the_initiative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b_takes_the_initiative_in_the_negotiation</text:p>
          </table:table-cell>
          <table:table-cell office:value-type="string" calcext:value-type="string">
            <text:p>speaker_b_takes_the_lead_in_the_negotiation</text:p>
          </table:table-cell>
          <table:table-cell office:value-type="string" calcext:value-type="string">
            <text:p>speaker_a_likes_expensive_restaurants</text:p>
          </table:table-cell>
          <table:table-cell office:value-type="string" calcext:value-type="string">
            <text:p>speaker_b_likes_chinese_restauran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dataBR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table:formula="of:=[.B1]" office:value-type="string" office:string-value="speaker_a_takes_his_friends_preferences_into_account_in_the_choice_of_the_restaurant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table:formula="of:=[.E1]" office:value-type="string" office:string-value="speaker_b_takes_his_friends_preferences_into_account_in_the_choice_of_the_restaurant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a_takes_the_initiative_in_the_negotiation</text:p>
          </table:table-cell>
          <table:table-cell office:value-type="string" calcext:value-type="string">
            <text:p>speaker_b_takes_the_lead_in_the_negotiation</text:p>
          </table:table-cell>
          <table:table-cell office:value-type="string" calcext:value-type="string">
            <text:p>speaker_b_takes_the_initiative_in_the_negoti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6-[.B3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6-[.E3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6-[.B5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5]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6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B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7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0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0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6-[.B11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B1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1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1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1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-[.E14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B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5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1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6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6-[.B1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7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6-[.B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18]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1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9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B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-[.E20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21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-[.E2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22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E2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B23]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-[.E23]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B2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2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-[.E2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table table:name="CSV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a_takes_the_initiative_in_the_negotiation</text:p>
          </table:table-cell>
          <table:table-cell office:value-type="string" calcext:value-type="string">
            <text:p>speaker_b_takes_the_lead_in_the_negotiation</text:p>
          </table:table-cell>
          <table:table-cell office:value-type="string" calcext:value-type="string">
            <text:p>speaker_b_takes_the_initiative_in_the_negoti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6:05:02.163699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16:19:24.791859948</dc:date>
    <meta:editing-duration>PT16M23S</meta:editing-duration>
    <meta:editing-cycles>14</meta:editing-cycles>
    <meta:generator>LibreOffice/5.1.6.2$Linux_X86_64 LibreOffice_project/10m0$Build-2</meta:generator>
    <meta:document-statistic meta:table-count="3" meta:cell-count="1300" meta:object-count="0"/>
  </office:meta>
</office:document-meta>
</file>